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1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143.46pt"/>
    </style:style>
    <style:style style:name="co5" style:family="table-column">
      <style:table-column-properties fo:break-before="auto" style:column-width="133.71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style:font-name-asian="Liberation Serif" style:font-name-complex="Liberation Serif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9" table:default-cell-style-name="ce1"/>
        <table:table-row table:style-name="ro1">
          <table:table-cell table:number-columns-repeated="14"/>
          <table:table-cell table:style-name="ce8" office:value-type="string" calcext:value-type="string">
            <text:p>П sin(x – x<text:span text:style-name="T1">n</text:span>) <text:span text:style-name="T3">⨉ f</text:span><text:span text:style-name="T4">n</text:span>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x – x<text:span text:style-name="T1">n</text:span></text:p>
          </table:table-cell>
          <table:table-cell table:style-name="ce2" office:value-type="string" calcext:value-type="string">
            <text:p>sin(x – x<text:span text:style-name="T1">n</text:span>)</text:p>
          </table:table-cell>
          <table:table-cell table:style-name="ce2" office:value-type="string" calcext:value-type="string">
            <text:p>sin(x<text:span text:style-name="T1">n</text:span>-x<text:span text:style-name="T1">0</text:span>)</text:p>
          </table:table-cell>
          <table:table-cell table:style-name="ce2" office:value-type="string" calcext:value-type="string">
            <text:p>sin(x<text:span text:style-name="T1">n</text:span>-x<text:span text:style-name="T1">1</text:span>)</text:p>
          </table:table-cell>
          <table:table-cell table:style-name="ce2" office:value-type="string" calcext:value-type="string">
            <text:p>sin(x<text:span text:style-name="T1">n</text:span>-x<text:span text:style-name="T1">2</text:span>)</text:p>
          </table:table-cell>
          <table:table-cell table:style-name="ce2" office:value-type="string" calcext:value-type="string">
            <text:p>sin(x<text:span text:style-name="T1">n</text:span>-x<text:span text:style-name="T1">3</text:span>)</text:p>
          </table:table-cell>
          <table:table-cell table:style-name="ce2" office:value-type="string" calcext:value-type="string">
            <text:p>sin(x<text:span text:style-name="T1">n</text:span>-x<text:span text:style-name="T1">4</text:span>)</text:p>
          </table:table-cell>
          <table:table-cell table:style-name="ce2" office:value-type="string" calcext:value-type="string">
            <text:p>sin(x<text:span text:style-name="T1">n</text:span>-x<text:span text:style-name="T1">5</text:span>)</text:p>
          </table:table-cell>
          <table:table-cell table:style-name="ce2" office:value-type="string" calcext:value-type="string">
            <text:p>sin(x<text:span text:style-name="T1">n</text:span>-x<text:span text:style-name="T1">6</text:span>)</text:p>
          </table:table-cell>
          <table:table-cell table:style-name="ce7" office:value-type="string" calcext:value-type="string">
            <text:p>П sin(x<text:span text:style-name="T1">n</text:span> – x<text:span text:style-name="T1">m</text:span>); n <text:span text:style-name="T2">≠ m</text:span></text:p>
          </table:table-cell>
          <table:table-cell table:style-name="ce9" office:value-type="string" calcext:value-type="string">
            <text:p>П sin(x<text:span text:style-name="T1">n</text:span> – x<text:span text:style-name="T1">m</text:span>); n <text:span text:style-name="T2">≠ m</text:span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6" table:formula="of:=[.$C$11]-[.C3]" office:value-type="float" office:value="0.48" calcext:value-type="float">
            <text:p>0.48</text:p>
          </table:table-cell>
          <table:table-cell table:style-name="ce3" table:formula="of:=SIN([.E3])" office:value-type="float" office:value="0.461779175541483" calcext:value-type="float">
            <text:p>0.461779175541483</text:p>
          </table:table-cell>
          <table:table-cell table:style-name="ce3" table:formula="of:=SIN([.C3]-[.$C$3])" office:value-type="float" office:value="0" calcext:value-type="float">
            <text:p>0</text:p>
          </table:table-cell>
          <table:table-cell table:style-name="ce3" table:formula="of:=SIN([.C3]-[.$C$4])" office:value-type="float" office:value="-0.198669330795061" calcext:value-type="float">
            <text:p>-0.198669330795061</text:p>
          </table:table-cell>
          <table:table-cell table:style-name="ce3" table:formula="of:=SIN([.C3]-[.$C$5])" office:value-type="float" office:value="-0.389418342308651" calcext:value-type="float">
            <text:p>-0.389418342308651</text:p>
          </table:table-cell>
          <table:table-cell table:style-name="ce3" table:formula="of:=SIN([.C3]-[.$C$6])" office:value-type="float" office:value="-0.564642473395035" calcext:value-type="float">
            <text:p>-0.564642473395035</text:p>
          </table:table-cell>
          <table:table-cell table:style-name="ce3" table:formula="of:=SIN([.C3]-[.$C$7])" office:value-type="float" office:value="-0.717356090899523" calcext:value-type="float">
            <text:p>-0.717356090899523</text:p>
          </table:table-cell>
          <table:table-cell table:style-name="ce3" table:formula="of:=SIN([.C3]-[.$C$8])" office:value-type="float" office:value="-0.841470984807897" calcext:value-type="float">
            <text:p>-0.841470984807897</text:p>
          </table:table-cell>
          <table:table-cell table:style-name="ce3" table:formula="of:=SIN([.C3]-[.$C$9])" office:value-type="float" office:value="-0.932039085967226" calcext:value-type="float">
            <text:p>-0.932039085967226</text:p>
          </table:table-cell>
          <table:table-cell table:formula="of:=PRODUCT([.H3:.M3])" office:value-type="float" office:value="0.0245769981578939" calcext:value-type="float">
            <text:p>0.024576998157894</text:p>
          </table:table-cell>
          <table:table-cell table:formula="of:=[.$F$11]*[.D3]/[.N3]" office:value-type="float" office:value="0.0000153590100559513" calcext:value-type="float">
            <text:p>1.53590100559513E-05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67" calcext:value-type="float">
            <text:p>0.067</text:p>
          </table:table-cell>
          <table:table-cell table:style-name="ce6" table:formula="of:=[.$C$11]-[.C4]" office:value-type="float" office:value="0.28" calcext:value-type="float">
            <text:p>0.28</text:p>
          </table:table-cell>
          <table:table-cell table:style-name="ce3" table:formula="of:=SIN([.E4])" office:value-type="float" office:value="0.276355648564114" calcext:value-type="float">
            <text:p>0.276355648564114</text:p>
          </table:table-cell>
          <table:table-cell table:style-name="ce3" table:formula="of:=SIN([.C4]-[.$C$3])" office:value-type="float" office:value="0.198669330795061" calcext:value-type="float">
            <text:p>0.198669330795061</text:p>
          </table:table-cell>
          <table:table-cell table:style-name="ce3" table:formula="of:=SIN([.C4]-[.$C$4])" office:value-type="float" office:value="0" calcext:value-type="float">
            <text:p>0</text:p>
          </table:table-cell>
          <table:table-cell table:style-name="ce3" table:formula="of:=SIN([.C4]-[.$C$5])" office:value-type="float" office:value="-0.198669330795061" calcext:value-type="float">
            <text:p>-0.198669330795061</text:p>
          </table:table-cell>
          <table:table-cell table:style-name="ce3" table:formula="of:=SIN([.C4]-[.$C$6])" office:value-type="float" office:value="-0.38941834230865" calcext:value-type="float">
            <text:p>-0.38941834230865</text:p>
          </table:table-cell>
          <table:table-cell table:style-name="ce3" table:formula="of:=SIN([.C4]-[.$C$7])" office:value-type="float" office:value="-0.564642473395035" calcext:value-type="float">
            <text:p>-0.564642473395035</text:p>
          </table:table-cell>
          <table:table-cell table:style-name="ce3" table:formula="of:=SIN([.C4]-[.$C$8])" office:value-type="float" office:value="-0.717356090899523" calcext:value-type="float">
            <text:p>-0.717356090899523</text:p>
          </table:table-cell>
          <table:table-cell table:style-name="ce3" table:formula="of:=SIN([.C4]-[.$C$9])" office:value-type="float" office:value="-0.841470984807897" calcext:value-type="float">
            <text:p>-0.841470984807897</text:p>
          </table:table-cell>
          <table:table-cell table:formula="of:=PRODUCT([.G4];[.I4:.M4])" office:value-type="float" office:value="-0.00523872426649704" calcext:value-type="float">
            <text:p>-0.005238724266497</text:p>
          </table:table-cell>
          <table:table-cell table:formula="of:=[.$F$11]*[.D4]/[.N4]" office:value-type="float" office:value="-0.00160923722122193" calcext:value-type="float">
            <text:p>-0.001609237221222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48" calcext:value-type="float">
            <text:p>0.148</text:p>
          </table:table-cell>
          <table:table-cell table:style-name="ce6" table:formula="of:=[.$C$11]-[.C5]" office:value-type="float" office:value="0.0799999999999999" calcext:value-type="float">
            <text:p>0.08</text:p>
          </table:table-cell>
          <table:table-cell table:style-name="ce3" table:formula="of:=SIN([.E5])" office:value-type="float" office:value="0.0799146939691725" calcext:value-type="float">
            <text:p>0.079914693969173</text:p>
          </table:table-cell>
          <table:table-cell table:style-name="ce3" table:formula="of:=SIN([.C5]-[.$C$3])" office:value-type="float" office:value="0.389418342308651" calcext:value-type="float">
            <text:p>0.389418342308651</text:p>
          </table:table-cell>
          <table:table-cell table:style-name="ce3" table:formula="of:=SIN([.C5]-[.$C$4])" office:value-type="float" office:value="0.198669330795061" calcext:value-type="float">
            <text:p>0.198669330795061</text:p>
          </table:table-cell>
          <table:table-cell table:style-name="ce3" table:formula="of:=SIN([.C5]-[.$C$5])" office:value-type="float" office:value="0" calcext:value-type="float">
            <text:p>0</text:p>
          </table:table-cell>
          <table:table-cell table:style-name="ce3" table:formula="of:=SIN([.C5]-[.$C$6])" office:value-type="float" office:value="-0.198669330795061" calcext:value-type="float">
            <text:p>-0.198669330795061</text:p>
          </table:table-cell>
          <table:table-cell table:style-name="ce3" table:formula="of:=SIN([.C5]-[.$C$7])" office:value-type="float" office:value="-0.38941834230865" calcext:value-type="float">
            <text:p>-0.38941834230865</text:p>
          </table:table-cell>
          <table:table-cell table:style-name="ce3" table:formula="of:=SIN([.C5]-[.$C$8])" office:value-type="float" office:value="-0.564642473395035" calcext:value-type="float">
            <text:p>-0.564642473395035</text:p>
          </table:table-cell>
          <table:table-cell table:style-name="ce3" table:formula="of:=SIN([.C5]-[.$C$9])" office:value-type="float" office:value="-0.717356090899523" calcext:value-type="float">
            <text:p>-0.717356090899523</text:p>
          </table:table-cell>
          <table:table-cell table:formula="of:=PRODUCT([.G5:.H5];[.J5:.M5])" office:value-type="float" office:value="0.00242439175741409" calcext:value-type="float">
            <text:p>0.002424391757414</text:p>
          </table:table-cell>
          <table:table-cell table:formula="of:=[.$F$11]*[.D5]/[.N5]" office:value-type="float" office:value="0.00768121150157581" calcext:value-type="float">
            <text:p>0.007681211501576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48" calcext:value-type="float">
            <text:p>0.248</text:p>
          </table:table-cell>
          <table:table-cell table:style-name="ce6" table:formula="of:=[.$C$11]-[.C6]" office:value-type="float" office:value="-0.12" calcext:value-type="float">
            <text:p>-0.12</text:p>
          </table:table-cell>
          <table:table-cell table:style-name="ce3" table:formula="of:=SIN([.E6])" office:value-type="float" office:value="-0.119712207288919" calcext:value-type="float">
            <text:p>-0.119712207288919</text:p>
          </table:table-cell>
          <table:table-cell table:style-name="ce3" table:formula="of:=SIN([.C6]-[.$C$3])" office:value-type="float" office:value="0.564642473395035" calcext:value-type="float">
            <text:p>0.564642473395035</text:p>
          </table:table-cell>
          <table:table-cell table:style-name="ce3" table:formula="of:=SIN([.C6]-[.$C$4])" office:value-type="float" office:value="0.38941834230865" calcext:value-type="float">
            <text:p>0.38941834230865</text:p>
          </table:table-cell>
          <table:table-cell table:style-name="ce3" table:formula="of:=SIN([.C6]-[.$C$5])" office:value-type="float" office:value="0.198669330795061" calcext:value-type="float">
            <text:p>0.198669330795061</text:p>
          </table:table-cell>
          <table:table-cell table:style-name="ce3" table:formula="of:=SIN([.C6]-[.$C$6])" office:value-type="float" office:value="0" calcext:value-type="float">
            <text:p>0</text:p>
          </table:table-cell>
          <table:table-cell table:style-name="ce3" table:formula="of:=SIN([.C6]-[.$C$7])" office:value-type="float" office:value="-0.198669330795061" calcext:value-type="float">
            <text:p>-0.198669330795061</text:p>
          </table:table-cell>
          <table:table-cell table:style-name="ce3" table:formula="of:=SIN([.C6]-[.$C$8])" office:value-type="float" office:value="-0.389418342308651" calcext:value-type="float">
            <text:p>-0.389418342308651</text:p>
          </table:table-cell>
          <table:table-cell table:style-name="ce3" table:formula="of:=SIN([.C6]-[.$C$9])" office:value-type="float" office:value="-0.564642473395035" calcext:value-type="float">
            <text:p>-0.564642473395035</text:p>
          </table:table-cell>
          <table:table-cell table:formula="of:=PRODUCT([.G6:.I6];[.K6:.M6])" office:value-type="float" office:value="-0.00190827759846339" calcext:value-type="float">
            <text:p>-0.001908277598463</text:p>
          </table:table-cell>
          <table:table-cell table:formula="of:=[.$F$11]*[.D6]/[.N6]" office:value-type="float" office:value="-0.0163523786781554" calcext:value-type="float">
            <text:p>-0.016352378678155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37" calcext:value-type="float">
            <text:p>0.37</text:p>
          </table:table-cell>
          <table:table-cell table:style-name="ce6" table:formula="of:=[.$C$11]-[.C7]" office:value-type="float" office:value="-0.32" calcext:value-type="float">
            <text:p>-0.32</text:p>
          </table:table-cell>
          <table:table-cell table:style-name="ce3" table:formula="of:=SIN([.E7])" office:value-type="float" office:value="-0.314566560616118" calcext:value-type="float">
            <text:p>-0.314566560616118</text:p>
          </table:table-cell>
          <table:table-cell table:style-name="ce3" table:formula="of:=SIN([.C7]-[.$C$3])" office:value-type="float" office:value="0.717356090899523" calcext:value-type="float">
            <text:p>0.717356090899523</text:p>
          </table:table-cell>
          <table:table-cell table:style-name="ce3" table:formula="of:=SIN([.C7]-[.$C$4])" office:value-type="float" office:value="0.564642473395035" calcext:value-type="float">
            <text:p>0.564642473395035</text:p>
          </table:table-cell>
          <table:table-cell table:style-name="ce3" table:formula="of:=SIN([.C7]-[.$C$5])" office:value-type="float" office:value="0.38941834230865" calcext:value-type="float">
            <text:p>0.38941834230865</text:p>
          </table:table-cell>
          <table:table-cell table:style-name="ce3" table:formula="of:=SIN([.C7]-[.$C$6])" office:value-type="float" office:value="0.198669330795061" calcext:value-type="float">
            <text:p>0.198669330795061</text:p>
          </table:table-cell>
          <table:table-cell table:style-name="ce3" table:formula="of:=SIN([.C7]-[.$C$7])" office:value-type="float" office:value="0" calcext:value-type="float">
            <text:p>0</text:p>
          </table:table-cell>
          <table:table-cell table:style-name="ce3" table:formula="of:=SIN([.C7]-[.$C$8])" office:value-type="float" office:value="-0.198669330795061" calcext:value-type="float">
            <text:p>-0.198669330795061</text:p>
          </table:table-cell>
          <table:table-cell table:style-name="ce3" table:formula="of:=SIN([.C7]-[.$C$9])" office:value-type="float" office:value="-0.389418342308651" calcext:value-type="float">
            <text:p>-0.389418342308651</text:p>
          </table:table-cell>
          <table:table-cell table:formula="of:=PRODUCT([.G7:.J7];[.L7:.M7])" office:value-type="float" office:value="0.00242439175741409" calcext:value-type="float">
            <text:p>0.002424391757414</text:p>
          </table:table-cell>
          <table:table-cell table:formula="of:=[.$F$11]*[.D7]/[.N7]" office:value-type="float" office:value="0.0192030287539395" calcext:value-type="float">
            <text:p>0.01920302875394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518" calcext:value-type="float">
            <text:p>0.518</text:p>
          </table:table-cell>
          <table:table-cell table:style-name="ce6" table:formula="of:=[.$C$11]-[.C8]" office:value-type="float" office:value="-0.52" calcext:value-type="float">
            <text:p>-0.52</text:p>
          </table:table-cell>
          <table:table-cell table:style-name="ce3" table:formula="of:=SIN([.E8])" office:value-type="float" office:value="-0.496880137843737" calcext:value-type="float">
            <text:p>-0.496880137843737</text:p>
          </table:table-cell>
          <table:table-cell table:style-name="ce3" table:formula="of:=SIN([.C8]-[.$C$3])" office:value-type="float" office:value="0.841470984807897" calcext:value-type="float">
            <text:p>0.841470984807897</text:p>
          </table:table-cell>
          <table:table-cell table:style-name="ce3" table:formula="of:=SIN([.C8]-[.$C$4])" office:value-type="float" office:value="0.717356090899523" calcext:value-type="float">
            <text:p>0.717356090899523</text:p>
          </table:table-cell>
          <table:table-cell table:style-name="ce3" table:formula="of:=SIN([.C8]-[.$C$5])" office:value-type="float" office:value="0.564642473395035" calcext:value-type="float">
            <text:p>0.564642473395035</text:p>
          </table:table-cell>
          <table:table-cell table:style-name="ce3" table:formula="of:=SIN([.C8]-[.$C$6])" office:value-type="float" office:value="0.389418342308651" calcext:value-type="float">
            <text:p>0.389418342308651</text:p>
          </table:table-cell>
          <table:table-cell table:style-name="ce3" table:formula="of:=SIN([.C8]-[.$C$7])" office:value-type="float" office:value="0.198669330795061" calcext:value-type="float">
            <text:p>0.198669330795061</text:p>
          </table:table-cell>
          <table:table-cell table:style-name="ce3" table:formula="of:=SIN([.C8]-[.$C$8])" office:value-type="float" office:value="0" calcext:value-type="float">
            <text:p>0</text:p>
          </table:table-cell>
          <table:table-cell table:style-name="ce3" table:formula="of:=SIN([.C8]-[.$C$9])" office:value-type="float" office:value="-0.198669330795061" calcext:value-type="float">
            <text:p>-0.198669330795061</text:p>
          </table:table-cell>
          <table:table-cell table:formula="of:=PRODUCT([.G8:.K8];[.M8])" office:value-type="float" office:value="-0.00523872426649705" calcext:value-type="float">
            <text:p>-0.005238724266497</text:p>
          </table:table-cell>
          <table:table-cell table:formula="of:=[.$F$11]*[.D8]/[.N8]" office:value-type="float" office:value="-0.0124415653819844" calcext:value-type="float">
            <text:p>-0.012441565381984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697" calcext:value-type="float">
            <text:p>0.697</text:p>
          </table:table-cell>
          <table:table-cell table:style-name="ce6" table:formula="of:=[.$C$11]-[.C9]" office:value-type="float" office:value="-0.72" calcext:value-type="float">
            <text:p>-0.72</text:p>
          </table:table-cell>
          <table:table-cell table:style-name="ce3" table:formula="of:=SIN([.E9])" office:value-type="float" office:value="-0.659384671971473" calcext:value-type="float">
            <text:p>-0.659384671971473</text:p>
          </table:table-cell>
          <table:table-cell table:style-name="ce3" table:formula="of:=SIN([.C9]-[.$C$3])" office:value-type="float" office:value="0.932039085967226" calcext:value-type="float">
            <text:p>0.932039085967226</text:p>
          </table:table-cell>
          <table:table-cell table:style-name="ce3" table:formula="of:=SIN([.C9]-[.$C$4])" office:value-type="float" office:value="0.841470984807897" calcext:value-type="float">
            <text:p>0.841470984807897</text:p>
          </table:table-cell>
          <table:table-cell table:style-name="ce3" table:formula="of:=SIN([.C9]-[.$C$5])" office:value-type="float" office:value="0.717356090899523" calcext:value-type="float">
            <text:p>0.717356090899523</text:p>
          </table:table-cell>
          <table:table-cell table:style-name="ce3" table:formula="of:=SIN([.C9]-[.$C$6])" office:value-type="float" office:value="0.564642473395035" calcext:value-type="float">
            <text:p>0.564642473395035</text:p>
          </table:table-cell>
          <table:table-cell table:style-name="ce3" table:formula="of:=SIN([.C9]-[.$C$7])" office:value-type="float" office:value="0.389418342308651" calcext:value-type="float">
            <text:p>0.389418342308651</text:p>
          </table:table-cell>
          <table:table-cell table:style-name="ce3" table:formula="of:=SIN([.C9]-[.$C$8])" office:value-type="float" office:value="0.198669330795061" calcext:value-type="float">
            <text:p>0.198669330795061</text:p>
          </table:table-cell>
          <table:table-cell table:style-name="ce3" table:formula="of:=SIN([.C9]-[.$C$9])" office:value-type="float" office:value="0" calcext:value-type="float">
            <text:p>0</text:p>
          </table:table-cell>
          <table:table-cell table:formula="of:=PRODUCT([.G9:.L9])" office:value-type="float" office:value="0.0245769981578939" calcext:value-type="float">
            <text:p>0.024576998157894</text:p>
          </table:table-cell>
          <table:table-cell table:formula="of:=[.$F$11]*[.D9]/[.N9]" office:value-type="float" office:value="0.00356841000299935" calcext:value-type="float">
            <text:p>0.003568410002999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style-name="ce7" office:value-type="string" calcext:value-type="string">
            <text:p>П sin(x – x<text:span text:style-name="T1">n</text:span>)</text:p>
          </table:table-cell>
          <table:table-cell table:number-columns-repeated="7"/>
          <table:table-cell table:style-name="ce4" office:value-type="string" calcext:value-type="string">
            <text:p>f(0.58) =</text:p>
          </table:table-cell>
          <table:table-cell table:formula="of:=SUM([.O3:.O9])" office:value-type="float" office:value="0.0000648279872088962" calcext:value-type="float">
            <text:p>6.48279872088962E-05</text:p>
          </table:table-cell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x =</text:p>
          </table:table-cell>
          <table:table-cell table:style-name="ce5" office:value-type="float" office:value="0.58" calcext:value-type="float">
            <text:p>0.58</text:p>
          </table:table-cell>
          <table:table-cell table:number-columns-repeated="2"/>
          <table:table-cell table:formula="of:=PRODUCT([.F3:.F9])" office:value-type="float" office:value="0.000125826120617396" calcext:value-type="float">
            <text:p>0.000125826120617</text:p>
          </table:table-cell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1:14:59.00669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1:16:29.510090755</meta:creation-date>
    <meta:editing-duration>PT4M28S</meta:editing-duration>
    <meta:editing-cycles>2</meta:editing-cycles>
    <meta:generator>LibreOffice/6.0.7.3$Linux_X86_64 LibreOffice_project/00m0$Build-3</meta:generator>
    <meta:initial-creator>Mifta Nur Farid</meta:initial-creator>
    <dc:date>2019-11-11T11:19:25.237618296</dc:date>
    <dc:creator>Mifta Nur Farid</dc:creator>
    <meta:document-statistic meta:table-count="1" meta:cell-count="119" meta:object-count="0"/>
  </office:meta>
</office:document-meta>
</file>